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3.582cm" style:rel-column-width="13417*"/>
    </style:style>
    <style:style style:name="Таблица2.B" style:family="table-column">
      <style:table-column-properties style:column-width="13.919cm" style:rel-column-width="52118*"/>
    </style:style>
    <style:style style:name="Таблица2.A1" style:family="table-cell">
      <style:table-cell-properties fo:padding-left="0cm" fo:padding-right="0cm" fo:padding-top="0.101cm" fo:padding-bottom="0.101cm" fo:border="none"/>
    </style:style>
    <style:style style:name="Таблица2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17.501cm" style:rel-column-width="65535*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c0c0c0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c0c0c0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c0c0c0" style:font-name="Arial" fo:font-size="8pt" fo:language="en" fo:country="US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color="#c0c0c0" fo:font-size="8pt" style:font-size-asian="8pt" style:font-size-complex="8pt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9" style:family="paragraph" style:parent-style-name="Footer">
      <style:text-properties fo:font-size="5pt" style:font-size-asian="5pt" style:font-size-complex="5pt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top="0.101cm" fo:margin-bottom="0.101cm"/>
      <style:text-properties style:font-name="Arial" fo:font-size="10pt" fo:language="en" fo:country="US" style:font-size-asian="10pt" style:font-size-complex="10pt"/>
    </style:style>
    <style:style style:name="P12" style:family="paragraph" style:parent-style-name="Table_20_Contents">
      <style:paragraph-properties fo:margin-top="0.101cm" fo:margin-bottom="0.101cm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fo:color="#393939" style:font-name="Arial" fo:font-size="5pt" fo:letter-spacing="normal" fo:font-style="normal" fo:font-weight="normal" style:font-size-asian="5pt" style:font-size-complex="5pt"/>
    </style:style>
    <style:style style:name="P17" style:family="paragraph" style:parent-style-name="Table_20_Contents"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style:font-name="Arial"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font-size="8pt" fo:language="ru" fo:country="RU" style:font-size-asian="8pt" style:font-size-complex="8pt"/>
    </style:style>
    <style:style style:name="T8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9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64839168" text:id="ct264839168">
          <text:insertion>
            <office:change-info>
              <dc:creator>&lt;анонимный&gt;</dc:creator>
              <dc:date>2013-06-21T18:36:00</dc:date>
            </office:change-info>
          </text:insertion>
        </text:changed-region>
        <text:changed-region xml:id="ct264839272" text:id="ct264839272">
          <text:insertion>
            <office:change-info>
              <dc:creator>&lt;анонимный&gt;</dc:creator>
              <dc:date>2013-06-21T18:37:00</dc:date>
            </office:change-info>
          </text:insertion>
        </text:changed-region>
        <text:changed-region xml:id="ct264839376" text:id="ct264839376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264839480" text:id="ct264839480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264839584" text:id="ct264839584">
          <text:insertion>
            <office:change-info>
              <dc:creator>&lt;анонимный&gt;</dc:creator>
              <dc:date>2013-06-19T19:40:00</dc:date>
            </office:change-info>
          </text:insertion>
        </text:changed-region>
        <text:changed-region xml:id="ct264839688" text:id="ct264839688">
          <text:insertion>
            <office:change-info>
              <dc:creator>&lt;анонимный&gt;</dc:creator>
              <dc:date>2013-06-21T18:04:00</dc:date>
            </office:change-info>
          </text:insertion>
        </text:changed-region>
        <text:changed-region xml:id="ct264839792" text:id="ct264839792">
          <text:insertion>
            <office:change-info>
              <dc:creator>&lt;анонимный&gt;</dc:creator>
              <dc:date>2013-06-21T18:15:00</dc:date>
            </office:change-info>
          </text:insertion>
        </text:changed-region>
        <text:changed-region xml:id="ct264839896" text:id="ct264839896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Пациент:</text:p>
          </table:table-cell>
          <table:table-cell table:style-name="Таблица2.A1" office:value-type="string">
            <text:p text:style-name="P4"><text:change-start text:change-id="ct264839168"/><text:span text:style-name="T8">getFullName</text:span>('patientName', data['documents'][0])<text:change-end text:change-id="ct264839168"/></text:p>
          </table:table-cell>
        </table:table-row>
        <table:table-row>
          <table:table-cell table:style-name="Таблица2.A2" office:value-type="string">
            <text:p text:style-name="P2">История болезни №:</text:p>
          </table:table-cell>
          <table:table-cell table:style-name="Таблица2.A2" office:value-type="string">
            <text:p text:style-name="P4"><text:change-start text:change-id="ct264839272"/>getData('appealNumber', data['documents'][0])<text:change-end text:change-id="ct264839272"/></text:p>
          </table:table-cell>
        </table:table-row>
      </table:table>
      <text:p text:style-name="P16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5"><text:span text:style-name="T1"><office:annotation><dc:creator>&lt;анонимный&gt;</dc:creator><dc:date>2013-06-21T18:26:11.57</dc:date><text:p text:style-name="P19"><text:span text:style-name="T9">do table for document in data['documents']</text:span></text:p></office:annotation></text:span><text:change-start text:change-id="ct264839376"/><text:span text:style-name="T1">getData('name', document)</text:span><text:change-end text:change-id="ct264839376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3"><text:span text:style-name="T7">Дата и время:  </text:span><text:change-start text:change-id="ct264839480"/><text:span text:style-name="T6">getData('endDate', document)</text:span><text:change-end text:change-id="ct264839480"/></text:p>
                </table:table-cell>
              </table:table-row>
            </table:table>
            <text:p text:style-name="P14"/>
            <text:p text:style-name="P7"/>
            <text:p text:style-name="P11"><office:annotation><dc:creator>&lt;анонимный&gt;</dc:creator><dc:date>2013-06-19T19:40:45.58</dc:date><text:p text:style-name="P19"><text:span text:style-name="T10">do text for attribute in document['attributes']</text:span></text:p></office:annotation><text:change-start text:change-id="ct264839584"/><text:span text:style-name="T4">getData('name', attribute)</text:span><text:change-end text:change-id="ct264839584"/>: <text:change-start text:change-id="ct264839688"/><text:span text:style-name="T5">getData('value', attribute)</text:span><text:change-end text:change-id="ct264839688"/></text:p>
            <text:p text:style-name="P12"/>
            <text:p text:style-name="P8">Врач: (<text:change-start text:change-id="ct264839792"/><text:span text:style-name="T5">getData('doctorSpecs', </text:span><text:span text:style-name="T2">document</text:span><text:span text:style-name="T5">)</text:span><text:change-end text:change-id="ct264839792"/>): <text:span text:style-name="T5">____________________ / </text:span><text:change-start text:change-id="ct264839896"/><text:span text:style-name="T2">getData('doctorName', document)</text:span><text:change-end text:change-id="ct264839896"/></text:p>
            <text:p text:style-name="P6"/>
            <text:p text:style-name="P6"/>
            <text:p text:style-name="P6"/>
          </table:table-cell>
        </table:table-row>
      </table:table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5.833cm" style:rel-column-width="21845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c0c0c0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4" style:family="paragraph" style:parent-style-name="Table_20_Contents">
      <style:text-properties fo:color="#c0c0c0" fo:font-size="8pt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5pt" style:font-size-asian="5pt" style:font-size-complex="5pt"/>
    </style:style>
    <style:style style:name="MT1" style:family="text">
      <style:text-properties fo:language="en" fo:country="US"/>
    </style:style>
    <style:style style:name="MT2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6256664" text:id="ct96256664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64839064" text:id="ct264839064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314698728" text:id="ct314698728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  <text:changed-region xml:id="ct315793376" text:id="ct315793376">
            <text:insertion>
              <office:change-info>
                <dc:creator>&lt;анонимный&gt;</dc:creator>
                <dc:date>2013-06-21T19:26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 table:number-columns-repeated="3"/>
          <table:table-row>
            <table:table-cell table:style-name="Таблица4.A1" office:value-type="string">
              <text:p text:style-name="MP1">Код пациента: <text:change-start text:change-id="ct96256664"/><text:span text:style-name="MT1">getData('patientId', </text:span><text:span text:style-name="MT2">data['documents'][0]</text:span><text:span text:style-name="MT1">)</text:span><text:change-end text:change-id="ct96256664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1">Код обращения: <text:change-start text:change-id="ct264839064"/><text:span text:style-name="MT1">getData('appealId', </text:span><text:span text:style-name="MT2">data['documents'][0]</text:span><text:span text:style-name="MT1">)</text:span><text:change-end text:change-id="ct264839064"/></text:p>
            </table:table-cell>
          </table:table-row>
          <table:table-row>
            <table:table-cell table:style-name="Таблица4.A2" office:value-type="string">
              <text:p text:style-name="MP3"><text:change-start text:change-id="ct314698728"/><text:span text:style-name="MT1">getData('patientId', data['documents'][0])</text:span><text:change-end text:change-id="ct314698728"/></text:p>
            </table:table-cell>
            <table:table-cell table:style-name="Таблица4.A2" office:value-type="string">
              <text:p text:style-name="MP4"/>
            </table:table-cell>
            <table:table-cell table:style-name="Таблица4.A2" office:value-type="string">
              <text:p text:style-name="MP5"><text:change-start text:change-id="ct315793376"/><text:span text:style-name="MT1">getData('appealId', data['documents'][0])</text:span><text:change-end text:change-id="ct315793376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57S</meta:editing-duration>
    <meta:editing-cycles>38</meta:editing-cycles>
    <meta:generator>OpenOffice.org/3.4.1$Win32 OpenOffice.org_project/341m1$Build-9593</meta:generator>
    <dc:date>2013-06-21T19:27:15.61</dc:date>
    <meta:document-statistic meta:table-count="4" meta:image-count="0" meta:object-count="0" meta:page-count="1" meta:paragraph-count="12" meta:word-count="40" meta:character-count="535"/>
    <meta:user-defined meta:name="Info 1"/>
    <meta:user-defined meta:name="Info 2"/>
    <meta:user-defined meta:name="Info 3"/>
    <meta:user-defined meta:name="Info 4"/>
  </office:meta>
</office:document-meta>
</file>